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objectwithoutfill">
      <style:graphic-properties draw:stroke="solid" svg:stroke-color="#ffbf00" draw:marker-end="Arrowheads_20_1" draw:marker-end-width="0.3cm" draw:fill="none" draw:fill-color="#ffbf00" draw:textarea-vertical-align="middle"/>
      <style:paragraph-properties style:writing-mode="lr-tb"/>
    </style:style>
    <style:style style:name="gr4" style:family="graphic" style:parent-style-name="objectwithoutfill">
      <style:graphic-properties draw:stroke="solid" svg:stroke-color="#ffbf00" draw:marker-end="Arrowheads_20_2" draw:marker-end-width="0.3cm" draw:fill="none" draw:fill-color="#ffbf00" draw:textarea-vertical-align="middle"/>
    </style:style>
    <style:style style:name="gr5" style:family="graphic" style:parent-style-name="standard">
      <style:graphic-properties svg:stroke-color="#158466" draw:fill-color="#158466" draw:textarea-horizontal-align="justify" draw:textarea-vertical-align="middle" draw:auto-grow-height="false" fo:min-height="0.703cm" fo:min-width="2.04cm"/>
      <style:paragraph-properties style:writing-mode="lr-tb"/>
    </style:style>
    <style:style style:name="gr6" style:family="graphic" style:parent-style-name="standard">
      <style:graphic-properties svg:stroke-color="#b85c00" draw:fill-color="#b85c00" draw:textarea-horizontal-align="justify" draw:textarea-vertical-align="middle" draw:auto-grow-height="false" fo:min-height="0.703cm" fo:min-width="2.04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685cm" fo:min-width="2.592cm"/>
      <style:paragraph-properties style:writing-mode="lr-tb"/>
    </style:style>
    <style:style style:name="gr8" style:family="graphic" style:parent-style-name="standard">
      <style:graphic-properties svg:stroke-color="#158466" draw:fill-color="#158466" draw:textarea-horizontal-align="justify" draw:textarea-vertical-align="middle" draw:auto-grow-height="false" fo:min-height="2.29cm" fo:min-width="6.485cm"/>
      <style:paragraph-properties style:writing-mode="lr-tb"/>
    </style:style>
    <style:style style:name="gr9" style:family="graphic" style:parent-style-name="standard">
      <style:graphic-properties svg:stroke-color="#b85c00" draw:fill-color="#b85c00" draw:textarea-horizontal-align="justify" draw:textarea-vertical-align="middle" draw:auto-grow-height="false" fo:min-height="1.02cm" fo:min-width="2.358cm"/>
      <style:paragraph-properties style:writing-mode="lr-tb"/>
    </style:style>
    <style:style style:name="gr10" style:family="graphic" style:parent-style-name="standard">
      <style:graphic-properties svg:stroke-color="#158466" draw:fill-color="#158466" draw:textarea-horizontal-align="justify" draw:textarea-vertical-align="middle" draw:auto-grow-height="false" fo:min-height="2.29cm" fo:min-width="6.80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28cm" fo:min-width="6.803cm"/>
      <style:paragraph-properties style:writing-mode="lr-tb"/>
    </style:style>
    <style:style style:name="gr12" style:family="graphic" style:parent-style-name="objectwithoutfill">
      <style:graphic-properties svg:stroke-color="#000000" draw:fill="none" draw:fill-color="#000000" draw:textarea-vertical-align="middle"/>
    </style:style>
    <style:style style:name="gr13" style:family="graphic" style:parent-style-name="objectwithoutfill">
      <style:graphic-properties draw:stroke="solid" svg:stroke-color="#5eb91e" draw:marker-end="Arrowheads_20_4" draw:marker-end-width="0.3cm" draw:fill="none" draw:fill-color="#3faf46" draw:textarea-vertical-align="middl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3.167cm"/>
      <style:paragraph-properties style:writing-mode="lr-tb"/>
    </style:style>
    <style:style style:name="gr15" style:family="graphic" style:parent-style-name="objectwithoutfill">
      <style:graphic-properties draw:stroke="solid" svg:stroke-color="#5eb91e" draw:marker-end="Arrowheads_20_5" draw:marker-end-width="0.3cm" draw:fill="none" draw:fill-color="#000000" draw:textarea-vertical-align="middle"/>
    </style:style>
    <style:style style:name="gr16" style:family="graphic" style:parent-style-name="objectwithoutfill">
      <style:graphic-properties draw:stroke="solid" svg:stroke-color="#ffbf00" draw:marker-end="Arrowheads_20_2" draw:marker-end-width="0.3cm" draw:fill="none" draw:fill-color="#ffbf00" draw:textarea-vertical-align="middle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4.479cm"/>
      <style:paragraph-properties style:writing-mode="lr-tb"/>
    </style:style>
    <style:style style:name="gr18" style:family="graphic" style:parent-style-name="standard">
      <style:graphic-properties svg:stroke-color="#b85c00" draw:fill-color="#b85c00" draw:textarea-horizontal-align="justify" draw:textarea-vertical-align="middle" draw:auto-grow-height="false" fo:min-height="0.742cm" fo:min-width="4.459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1.426cm"/>
      <style:paragraph-properties style:writing-mode="lr-tb"/>
    </style:style>
    <style:style style:name="gr20" style:family="graphic" style:parent-style-name="objectwithoutfill">
      <style:graphic-properties draw:stroke="solid" svg:stroke-color="#ffbf00" draw:fill="none" draw:fill-color="#000000" draw:textarea-vertical-align="middle"/>
    </style:style>
    <style:style style:name="gr21" style:family="graphic" style:parent-style-name="standard">
      <style:graphic-properties svg:stroke-color="#158466" draw:fill-color="#158466" draw:textarea-horizontal-align="justify" draw:textarea-vertical-align="middle" draw:auto-grow-height="false" fo:min-height="2.29cm" fo:min-width="8.072cm"/>
      <style:paragraph-properties style:writing-mode="lr-tb"/>
    </style:style>
    <style:style style:name="gr22" style:family="graphic" style:parent-style-name="objectwithoutfill">
      <style:graphic-properties draw:stroke="solid" svg:stroke-color="#55308d" draw:marker-end="Arrowheads_20_6" draw:marker-end-width="0.3cm" draw:fill="none" draw:fill-color="#000000" draw:textarea-vertical-align="middle"/>
    </style:style>
    <style:style style:name="gr23" style:family="graphic" style:parent-style-name="objectwithoutfill">
      <style:graphic-properties draw:stroke="solid" svg:stroke-color="#55308d" draw:marker-end="Arrowheads_20_7" draw:marker-end-width="0.3cm" draw:fill="none" draw:fill-color="#000000" draw:textarea-vertical-align="middle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685cm" fo:min-width="1.97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4.096cm" fo:min-width="2.67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463cm" fo:min-width="13.262cm"/>
      <style:paragraph-properties style:writing-mode="lr-tb"/>
    </style:style>
    <style:style style:name="gr27" style:family="graphic" style:parent-style-name="standard">
      <style:graphic-properties svg:stroke-color="#55308d" draw:fill-color="#000000" draw:textarea-horizontal-align="justify" draw:textarea-vertical-align="middle" draw:auto-grow-height="false" fo:min-height="1.139cm" fo:min-width="0.136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2.357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3.62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3.382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4.597cm"/>
      <style:paragraph-properties style:writing-mode="lr-tb"/>
    </style:style>
    <style:style style:name="gr32" style:family="graphic" style:parent-style-name="standard">
      <style:graphic-properties svg:stroke-color="#55308d" draw:fill-color="#000000" draw:textarea-horizontal-align="justify" draw:textarea-vertical-align="middle" draw:auto-grow-height="false" fo:min-height="0cm" fo:min-width="0.333cm"/>
    </style:style>
    <style:style style:name="gr33" style:family="graphic" style:parent-style-name="standard">
      <style:graphic-properties svg:stroke-color="#55308d" draw:fill-color="#000000" draw:textarea-horizontal-align="justify" draw:textarea-vertical-align="middle" draw:auto-grow-height="false" fo:min-height="0.306cm" fo:min-width="0cm"/>
    </style:style>
    <style:style style:name="gr34" style:family="graphic" style:parent-style-name="standard">
      <style:graphic-properties svg:stroke-color="#55308d" draw:fill-color="#000000" draw:textarea-horizontal-align="justify" draw:textarea-vertical-align="middle" draw:auto-grow-height="false" fo:min-height="0cm" fo:min-width="0.335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 draw:fill-color="#ffbf00"/>
      <style:paragraph-properties fo:text-align="center"/>
      <style:text-properties fo:font-size="16pt"/>
    </style:style>
    <style:style style:name="P3" style:family="paragraph">
      <loext:graphic-properties draw:fill-color="#158466"/>
      <style:paragraph-properties fo:text-align="center"/>
      <style:text-properties fo:font-size="16pt"/>
    </style:style>
    <style:style style:name="P4" style:family="paragraph">
      <loext:graphic-properties draw:fill-color="#b85c00"/>
      <style:paragraph-properties fo:text-align="center"/>
      <style:text-properties fo:font-size="16pt"/>
    </style:style>
    <style:style style:name="P5" style:family="paragraph">
      <loext:graphic-properties draw:fill-color="#ffffff"/>
      <style:paragraph-properties fo:text-align="center"/>
      <style:text-properties fo:font-size="16pt"/>
    </style:style>
    <style:style style:name="P6" style:family="paragraph">
      <loext:graphic-properties draw:fill="none" draw:fill-color="#000000"/>
      <style:paragraph-properties fo:text-align="center"/>
      <style:text-properties fo:font-size="16pt"/>
    </style:style>
    <style:style style:name="P7" style:family="paragraph">
      <loext:graphic-properties draw:fill="none" draw:fill-color="#3faf46"/>
      <style:paragraph-properties fo:text-align="center"/>
      <style:text-properties fo:font-size="16pt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ffffff"/>
      <style:paragraph-properties fo:text-align="center"/>
      <style:text-properties fo:font-size="1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905cm" svg:x="9.89cm" svg:y="1.952cm">
          <text:p text:style-name="P1">WebSer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.317cm" svg:y="27.147cm">
          <text:p text:style-name="P1">Class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25cm" svg:y1="27.905cm" svg:x2="12.748cm" svg:y2="27.905cm">
          <text:p text:style-name="P1"><text:s text:c="2"/><text:tab/><text:tab/><text:tab/></text:p>
        </draw:line>
        <draw:line draw:style-name="gr4" draw:text-style-name="P2" draw:layer="layout" svg:x1="12.107cm" svg:y1="3.858cm" svg:x2="12.112cm" svg:y2="6.397cm">
          <text:p/>
        </draw:line>
        <draw:custom-shape draw:style-name="gr5" draw:text-style-name="P3" draw:layer="layout" svg:width="2.54cm" svg:height="0.953cm" svg:x="4.277cm" svg:y="27.147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953cm" svg:x="7.35cm" svg:y="27.147cm">
          <text:p text:style-name="P1">Vecto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092cm" svg:height="0.935cm" svg:x="10.09cm" svg:y="26.752cm">
          <text:p text:style-name="P1">Attribut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985cm" svg:height="2.54cm" svg:x="8.815cm" svg:y="6.345cm">
          <text:p text:style-name="P1">SubServers</text:p>
          <text:p text:style-name="P1">Key = port</text:p>
          <text:p text:style-name="P1">Value = SubServ instanc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33cm" svg:y1="2.905cm" svg:x2="16.553cm" svg:y2="2.905cm">
          <text:p text:style-name="P1"><text:s text:c="2"/><text:tab/><text:tab/><text:tab/></text:p>
        </draw:line>
        <draw:custom-shape draw:style-name="gr9" draw:text-style-name="P4" xml:id="id4" draw:id="id4" draw:layer="layout" svg:width="2.858cm" svg:height="1.27cm" draw:transform="skewX (-0.00471238898038469) rotate (-0.0043633231299858) translate (16.539cm 2.258cm)">
          <text:p text:style-name="P1">Configs</text:p>
          <draw:enhanced-geometry svg:viewBox="0 0 21600 21600" draw:type="rectangle" draw:enhanced-path="M 0 0 L 21600 0 21600 21600 0 21600 0 0 Z N"/>
        </draw:custom-shape>
        <draw:custom-shape draw:style-name="gr10" draw:text-style-name="P3" xml:id="id1" draw:id="id1" draw:layer="layout" svg:width="7.303cm" svg:height="2.54cm" svg:x="1cm" svg:y="1.635cm">
          <text:p text:style-name="P1">IdentifyFD</text:p>
          <text:p text:style-name="P1">Key = fd</text:p>
          <text:p text:style-name="P1">Value = ref subserv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672cm" svg:y1="2.905cm" svg:x2="8.32cm" svg:y2="2.905cm">
          <text:p text:style-name="P1"><text:s text:c="2"/><text:tab/><text:tab/><text:tab/></text:p>
        </draw:line>
        <draw:custom-shape draw:style-name="gr11" draw:text-style-name="P1" xml:id="id2" draw:id="id2" draw:layer="layout" svg:width="7.303cm" svg:height="1.478cm" svg:x="5.784cm" svg:y="11.247cm">
          <text:p text:style-name="P1">SubServ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10.12cm" svg:x2="20cm" svg:y2="10.12cm">
          <text:p/>
        </draw:line>
        <draw:line draw:style-name="gr13" draw:text-style-name="P7" draw:layer="layout" svg:x1="13.765cm" svg:y1="27.905cm" svg:x2="15.67cm" svg:y2="27.905cm">
          <text:p/>
        </draw:line>
        <draw:custom-shape draw:style-name="gr14" draw:text-style-name="P5" draw:layer="layout" svg:width="3.667cm" svg:height="0.952cm" svg:x="12.89cm" svg:y="26.735cm">
          <text:p text:style-name="P1">Reference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4.651cm" svg:y1="4.175cm" svg:x2="5.784cm" svg:y2="11.986cm" draw:start-shape="id1" draw:end-shape="id2" draw:end-glue-point="3" svg:d="M4651 4175v7811h1133" svg:viewBox="0 0 1134 7812">
          <text:p/>
        </draw:connector>
        <draw:line draw:style-name="gr16" draw:text-style-name="P2" draw:layer="layout" svg:x1="9.255cm" svg:y1="14.691cm" svg:x2="6.277cm" svg:y2="14.03cm">
          <text:p text:style-name="P1"/>
        </draw:line>
        <draw:custom-shape draw:style-name="gr17" draw:text-style-name="P5" draw:layer="layout" svg:width="4.979cm" svg:height="0.99cm" svg:x="1.317cm" svg:y="13.595cm">
          <text:p text:style-name="P1">Server Socket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6" draw:text-style-name="P2" draw:layer="layout" svg:x1="9.255cm" svg:y1="14.655cm" svg:x2="6.277cm" svg:y2="15.02cm">
          <text:p/>
        </draw:line>
        <draw:custom-shape draw:style-name="gr18" draw:text-style-name="P4" draw:layer="layout" svg:width="4.959cm" svg:height="0.992cm" svg:x="1.317cm" svg:y="14.585cm">
          <text:p text:style-name="P1">Client Sockets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6" draw:text-style-name="P2" draw:layer="layout" svg:x1="9.255cm" svg:y1="14.655cm" svg:x2="6.659cm" svg:y2="16.341cm">
          <text:p/>
        </draw:line>
        <draw:custom-shape draw:style-name="gr19" draw:text-style-name="P5" draw:layer="layout" svg:width="1.926cm" svg:height="0.99cm" svg:x="4.371cm" svg:y="15.78cm">
          <text:p text:style-name="P1">Port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20" draw:text-style-name="P8" draw:layer="layout" svg:x1="9.255cm" svg:y1="12.725cm" svg:x2="9.255cm" svg:y2="14.652cm">
          <text:p/>
        </draw:line>
        <draw:line draw:style-name="gr3" draw:text-style-name="P2" draw:layer="layout" svg:x1="10.525cm" svg:y1="12.725cm" svg:x2="10.525cm" svg:y2="17.51cm">
          <text:p text:style-name="P1"><text:s text:c="2"/><text:tab/><text:tab/><text:tab/></text:p>
        </draw:line>
        <draw:custom-shape draw:style-name="gr21" draw:text-style-name="P3" xml:id="id3" draw:id="id3" draw:layer="layout" svg:width="8.572cm" svg:height="2.54cm" svg:x="6.397cm" svg:y="17.405cm">
          <text:p text:style-name="P1">Port Configs</text:p>
          <text:p text:style-name="P1">Key = server name</text:p>
          <text:p text:style-name="P1">Value = const ref config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16.34cm" svg:y1="27.905cm" svg:x2="19.197cm" svg:y2="27.905cm">
          <text:p/>
        </draw:line>
        <draw:custom-shape draw:style-name="gr14" draw:text-style-name="P5" draw:layer="layout" svg:width="3.667cm" svg:height="0.952cm" svg:x="16.19cm" svg:y="26.735cm">
          <text:p text:style-name="P1">Const reference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4.969cm" svg:y1="18.675cm" svg:x2="17.968cm" svg:y2="3.534cm" draw:start-shape="id3" draw:start-glue-point="1" draw:end-shape="id4" draw:end-glue-point="2" svg:d="M14969 18675h2999v-15141" svg:viewBox="0 0 3000 15142">
          <text:p/>
        </draw:connector>
        <draw:line draw:style-name="gr3" draw:text-style-name="P2" draw:layer="layout" svg:x1="10.525cm" svg:y1="3.857cm" svg:x2="9.573cm" svg:y2="5.127cm">
          <text:p text:style-name="P1"><text:s text:c="2"/><text:tab/><text:tab/><text:tab/></text:p>
        </draw:line>
        <draw:custom-shape draw:style-name="gr24" draw:text-style-name="P5" draw:layer="layout" svg:width="2.475cm" svg:height="0.935cm" svg:x="7.08cm" svg:y="4.827cm">
          <text:p text:style-name="P1">Epoll fd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26.42cm" svg:x2="20cm" svg:y2="26.42cm">
          <text:p/>
        </draw:line>
        <draw:custom-shape draw:style-name="gr25" draw:text-style-name="P10" draw:layer="layout" svg:width="3.175cm" svg:height="4.346cm" svg:x="1.3cm" svg:y="4.909cm">
          <text:p text:style-name="P9">Map qui permet de retourner le subserv auquel est lié un fd pour accéder plus facilement à la conf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3.762cm" svg:height="1.713cm" svg:x="4.535cm" svg:y="20.059cm">
          <text:p text:style-name="P9">Map qui permet d’accéder á la const ref d’une config via le nom du serveur. Il faut probablement accéder à cette map à l’aide d’une fonction intermédiaire pour gerer le cas du serveur par defaut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27cm" svg:height="1.587cm" svg:x="9.89cm" svg:y="9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2" draw:text-style-name="P6" draw:layer="layout" svg:x1="1cm" svg:y1="21.92cm" svg:x2="20cm" svg:y2="21.92cm">
          <text:p/>
        </draw:line>
        <draw:custom-shape draw:style-name="gr28" draw:text-style-name="P13" draw:layer="layout" svg:width="2.857cm" svg:height="1.301cm" svg:x="1.235cm" svg:y="22.359cm">
          <text:p text:style-name="P12"><text:span text:style-name="T1">epoll_wait() indique un event sur un fd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4.12cm" svg:height="1.301cm" svg:x="5.135cm" svg:y="22.359cm">
          <text:p text:style-name="P12"><text:span text:style-name="T1">Identification du subserv grâce au fd via la map IdentifyFD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.882cm" svg:height="1.301cm" svg:x="10.235cm" svg:y="22.359cm">
          <text:p text:style-name="P12"><text:span text:style-name="T1">Identification du socket : client ou serveur ?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.882cm" svg:height="1.301cm" svg:x="15.135cm" svg:y="22.359cm">
          <text:p text:style-name="P12"><text:span text:style-name="T1">Si socket client : traitement de la requê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5.097cm" svg:height="1.301cm" svg:x="14.4cm" svg:y="24.364cm">
          <text:p text:style-name="P12"><text:span text:style-name="T1">Accès à la conf du serveur via le server name dans la map Port Configs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952cm" svg:height="0.318cm" svg:x="4.175cm" svg:y="22.8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952cm" svg:height="0.318cm" svg:x="9.276cm" svg:y="22.80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952cm" svg:height="0.318cm" svg:x="14.177cm" svg:y="22.809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1" draw:layer="layout" svg:width="0.318cm" svg:height="0.635cm" svg:x="16.807cm" svg:y="23.71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3" draw:layer="layout" svg:width="5.097cm" svg:height="1.301cm" svg:x="8.3cm" svg:y="24.364cm">
          <text:p text:style-name="P12"><text:span text:style-name="T1">Vérification validité requête et réponse appropriée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953cm" svg:height="0.318cm" svg:x="13.382cm" svg:y="24.8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o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3T13:39:01.827049935</meta:creation-date>
    <dc:date>2024-07-03T14:58:53.010355037</dc:date>
    <meta:editing-duration>PT25M35S</meta:editing-duration>
    <meta:editing-cycles>7</meta:editing-cycles>
    <meta:generator>LibreOffice/7.3.7.2$Linux_X86_64 LibreOffice_project/30$Build-2</meta:generator>
    <meta:document-statistic meta:object-count="47"/>
  </office:meta>
</office:document-meta>
</file>